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ore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/>
          <table:table-cell table:number-columns-repeated="2" office:value-type="string" calcext:value-type="string">
            <text:p>2022-06-05 09:04: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52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53"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day/>
      <number:text>-</number:text>
      <number:month number:textual="true"/>
    </number:date-style>
    <number:number-style style:name="N125">
      <number:number number:decimal-places="0" number:min-decimal-places="0" number:min-integer-digits="10"/>
    </number:number-style>
    <number:date-style style:name="N155">
      <number:day/>
      <number:text>-</number:text>
      <number:month number:textual="true"/>
      <number:text>-</number:text>
      <number:year/>
    </number:dat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29">
      <number:minutes number:style="long"/>
      <number:text>:</number:text>
      <number:seconds number:style="long"/>
    </number:time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5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5" number:language="id" number:country="ID">
      <number:text-content/>
      <style:map style:condition="value()&lt;=1.7976931348623157E+308" style:apply-style-name="N10105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44:50.094596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phpMyAdmin 5.2.0</meta:initial-creator>
    <meta:creation-date>2022-06-06T05:53:07+02:00</meta:creation-date>
    <dc:date>2022-06-06T13:46:04.586259576</dc:date>
    <meta:editing-duration>PT7M18S</meta:editing-duration>
    <meta:editing-cycles>3</meta:editing-cycles>
    <meta:document-statistic meta:table-count="1" meta:cell-count="1081" meta:object-count="0"/>
  </office:meta>
</office:document-meta>
</file>